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rsid="0000bb8d" officeooo:paragraph-rsid="0000bb8d"/>
    </style:style>
    <style:style style:name="T1" style:family="text">
      <style:text-properties fo:color="#00a933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fault</text:p>
      <text:p text:style-name="P1">here is some <text:span text:style-name="T1">content</text:span>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0T14:52:56.691881949</meta:creation-date>
    <dc:date>2026-01-20T14:53:36.647388220</dc:date>
    <meta:editing-duration>PT40S</meta:editing-duration>
    <meta:editing-cycles>1</meta:editing-cycles>
    <meta:document-statistic meta:table-count="0" meta:image-count="0" meta:object-count="0" meta:page-count="1" meta:paragraph-count="2" meta:word-count="5" meta:character-count="28" meta:non-whitespace-character-count="25"/>
    <meta:generator>LibreOffice/25.2.3.2$Linux_X86_64 LibreOffice_project/520$Build-2</meta:generator>
  </office:meta>
</office:document-meta>
</file>